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d8277" officeooo:paragraph-rsid="00115058" style:font-size-asian="14pt" style:font-size-complex="14pt"/>
    </style:style>
    <style:style style:name="T1" style:family="text">
      <style:text-properties officeooo:rsid="000e76a5"/>
    </style:style>
    <style:style style:name="T2" style:family="text">
      <style:text-properties officeooo:rsid="000fe60b"/>
    </style:style>
    <style:style style:name="T3" style:family="text">
      <style:text-properties officeooo:rsid="0018f797"/>
    </style:style>
    <style:style style:name="T4" style:family="text">
      <style:text-properties officeooo:rsid="001b70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n als Kind <text:span text:style-name="T1">faszinierte</text:span> mich die Welt der Computer. In den <text:span text:style-name="T4">ersten</text:span> Jahren<text:span text:style-name="T1"> galt dieses Interesse</text:span> hauptsächlich den Spielen. <text:span text:style-name="T2">Je älter ich wurde, desto mehr wollte ich wissen wie eigene Programme für diesen "Zauberkasten" geschrieben werden.</text:span> Dank einem Informatik<text:span text:style-name="T4">-</text:span>Studium<text:span text:style-name="T2"> erlangte ich das Wissen um</text:span> meine Leidenschaft als Beruf aus<text:span text:style-name="T3">zu</text:span>üben.<text:span text:style-name="T2"> Mit der Zeit wurde es für mich immer mehr zu einem Bedürfnis, meine Fähigkeiten für ein Projekt einzusetzen welches unsere Welt nachhaltig zum Positiven verändert. Von diesem Grundgedanken inspiriert entstand Elyoos. Ich bin der Überzeugung, dass wenn wir die Welt gerechter und friedlicher gestalten wollen, zuerst bei uns selber beginnen müssen. Das haben schon unzählige grossartige Menschen wie z.B. Gandhi erkannt. Seine Worte "Sei du selbst die Veränderung, die du dir wünschst für diese Welt" dürfte den meisten geläufig sein. Doch wie setze ich dies um? Das Internet ist ein wundervolles Medium über das wir uns gegenseitig unterstützen und austauschen können. Nur fehlt meiner Meinung nach bis jetzt das geeignete Werkzeug. Aus diesem Grund kündigte ich im Herbst 2014 meine sichere Anstellung und begann dieses Abenteuer. Seither hat sich Elyoos stetig weiterentwickelt. Es ist sicherlich noch ein weiter Weg bis alles was ich mir vorgenommen habe umgesetzt ist. Diesen Weg gehe ich jedoch voller Zuversicht und offenen Herzens. Die Arbeit an Elyoos hat mich bereits nachhaltig zum Positiven verändert und mir viele bereichernde Momente geschenkt. Ich hoffe das dieser Funke auch auf andere überspringt und wir gemeinsam Grossartiges erreichen. Einen Wandel der Gesellschaft der allen zu Gute kommt. Einen der die nächsten Generationen in einer friedlichen und gerechten Welt aufwachsen läs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3:59:11.841000000</meta:creation-date>
    <dc:date>2017-03-16T06:48:20.863000000</dc:date>
    <meta:editing-duration>PT3H2M10S</meta:editing-duration>
    <meta:editing-cycles>9</meta:editing-cycles>
    <meta:generator>LibreOffice/5.2.5.1$Windows_x86 LibreOffice_project/0312e1a284a7d50ca85a365c316c7abbf20a4d22</meta:generator>
    <meta:print-date>2017-03-15T17:11:53.073000000</meta:print-date>
    <meta:document-statistic meta:table-count="0" meta:image-count="0" meta:object-count="0" meta:page-count="1" meta:paragraph-count="1" meta:word-count="260" meta:character-count="1744" meta:non-whitespace-character-count="1484"/>
  </office:meta>
</office:document-meta>
</file>